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dcab" officeooo:paragraph-rsid="0018dcab"/>
    </style:style>
    <style:style style:name="P2" style:family="paragraph" style:parent-style-name="Standard">
      <style:paragraph-properties fo:text-align="start" style:justify-single-word="false"/>
      <style:text-properties fo:font-weight="bold" officeooo:rsid="0018dcab" officeooo:paragraph-rsid="0018dc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8dcab" officeooo:paragraph-rsid="0018dca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d461" officeooo:paragraph-rsid="001cd46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fa44d" officeooo:paragraph-rsid="001fa44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1ceee" officeooo:paragraph-rsid="0021cee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a5e14" officeooo:paragraph-rsid="002a5e1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67c" style:font-weight-asian="bold" style:font-weight-complex="bold"/>
    </style:style>
    <style:style style:name="T3" style:family="text">
      <style:text-properties fo:font-weight="bold" officeooo:rsid="001c6c53" style:font-weight-asian="bold" style:font-weight-complex="bold"/>
    </style:style>
    <style:style style:name="T4" style:family="text">
      <style:text-properties officeooo:rsid="001c6c53"/>
    </style:style>
    <style:style style:name="T5" style:family="text">
      <style:text-properties officeooo:rsid="001cd461"/>
    </style:style>
    <style:style style:name="T6" style:family="text">
      <style:text-properties officeooo:rsid="001e302b"/>
    </style:style>
    <style:style style:name="T7" style:family="text">
      <style:text-properties officeooo:rsid="0020a77b"/>
    </style:style>
    <style:style style:name="T8" style:family="text">
      <style:text-properties officeooo:rsid="0021ceee"/>
    </style:style>
    <style:style style:name="T9" style:family="text">
      <style:text-properties officeooo:rsid="00234543"/>
    </style:style>
    <style:style style:name="T10" style:family="text">
      <style:text-properties officeooo:rsid="002559c5"/>
    </style:style>
    <style:style style:name="T11" style:family="text">
      <style:text-properties officeooo:rsid="00269acd"/>
    </style:style>
    <style:style style:name="T12" style:family="text">
      <style:text-properties officeooo:rsid="00286537"/>
    </style:style>
    <style:style style:name="T13" style:family="text">
      <style:text-properties officeooo:rsid="002a5e14"/>
    </style:style>
    <style:style style:name="T14" style:family="text">
      <style:text-properties officeooo:rsid="002b3b15"/>
    </style:style>
    <style:style style:name="T15" style:family="text">
      <style:text-properties officeooo:rsid="002e58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en Buchillon-Triff</text:p>
      <text:p text:style-name="P1">6/17/19</text:p>
      <text:p text:style-name="P1"/>
      <text:p text:style-name="P2">WIT class day 11 notes</text:p>
      <text:p text:style-name="P2"/>
      <text:p text:style-name="P3">- <text:span text:style-name="T1">portfolio webpage, submit it to GitHub once I’m happy enough with it</text:span></text:p>
      <text:p text:style-name="P3"><text:span text:style-name="T1"/></text:p>
      <text:p text:style-name="P3"><text:span text:style-name="T1">- google mockup</text:span></text:p>
      <text:p text:style-name="P3"><text:span text:style-name="T1"/></text:p>
      <text:p text:style-name="P3">- sometimes done is better than perfect</text:p>
      <text:p text:style-name="P3"/>
      <text:p text:style-name="P3">- <text:span text:style-name="T2">rev typed notes, html 2 slides, notebook notes</text:span></text:p>
      <text:p text:style-name="P3"><text:span text:style-name="T2"/></text:p>
      <text:p text:style-name="P3">- <text:span text:style-name="T3">rm -rf in terminal with no arguments will destroy everything on ur computer!!!! NEVER USE THAT COMMAND (RM -RF) WITH NO ARGUMENTS!!!!</text:span></text:p>
      <text:p text:style-name="P3"><text:span text:style-name="T3"/></text:p>
      <text:p text:style-name="P3">- <text:span text:style-name="T4">rm -f (f means force, ur saying go ahead and delete urself)</text:span></text:p>
      <text:p text:style-name="P3"/>
      <text:p text:style-name="P3">- <text:span text:style-name="T5">we are using html5, first one to use nav element</text:span></text:p>
      <text:p text:style-name="P3"/>
      <text:p text:style-name="P3">- <text:span text:style-name="T5">nav is like container, almost, for navigation bar</text:span></text:p>
      <text:p text:style-name="P3"/>
      <text:p text:style-name="P4">- <text:span text:style-name="T6">u can navigate to a specific url, file path in larger project, specific part of page</text:span></text:p>
      <text:p text:style-name="P4"/>
      <text:p text:style-name="P5">- <text:span text:style-name="T7">u can put nav bars in list wrappers</text:span></text:p>
      <text:p text:style-name="P5"/>
      <text:p text:style-name="P5">- <text:span text:style-name="T8">we can make nav bars appear anywhere and make them look nicer</text:span></text:p>
      <text:p text:style-name="P5"/>
      <text:p text:style-name="P6">- <text:span text:style-name="T9">predict what will happen with your code when u type this and that</text:span></text:p>
      <text:p text:style-name="P6"/>
      <text:p text:style-name="P6">- <text:span text:style-name="T10">u have options for where u put the properties</text:span></text:p>
      <text:p text:style-name="P6"/>
      <text:p text:style-name="P6">- <text:span text:style-name="T11">ul a: hover is property for creating hover in css file</text:span></text:p>
      <text:p text:style-name="P6"/>
      <text:p text:style-name="P6">- <text:span text:style-name="T12">pseudo selector is selecting sthg that isn’t exactly an element, it’s either a response to something ur doing or for targeting first child or last child, u don’t know yet what element u’ll choose, so it changes</text:span></text:p>
      <text:p text:style-name="P6"/>
      <text:p text:style-name="P6">- <text:span text:style-name="T13">pseudo elements</text:span></text:p>
      <text:p text:style-name="P6"/>
      <text:p text:style-name="P7">- <text:span text:style-name="T14">maybe if I added a nav bar or sthg to my portfolio</text:span></text:p>
      <text:p text:style-name="P7"/>
      <text:p text:style-name="P7">- <text:span text:style-name="T15">if u have trouble when using a layout for ur webpage, remember u can put an element in its own container and u can use flexbox and grid at the same time.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0:21:16.348767696</meta:creation-date>
    <dc:date>2019-06-17T12:00:14.577478279</dc:date>
    <meta:editing-duration>PT1H28M40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58" meta:character-count="1311" meta:non-whitespace-character-count="1074"/>
  </office:meta>
</office:document-meta>
</file>